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break-before="auto" fo:line-height="100%" style:writing-mode="lr-tb"/>
    </style:style>
    <style:style style:name="P3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3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3" style:family="table">
      <style:table-properties table:align="left" style:width="17.59cm" fo:margin-left="0cm"/>
    </style:style>
    <style:style style:name="Column3" style:family="table-column">
      <style:table-column-properties style:column-width="17.59cm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" style:family="table">
      <style:table-properties table:align="left" style:width="2.91cm" fo:margin-left="3.704cm"/>
    </style:style>
    <style:style style:name="Column4" style:family="table-column">
      <style:table-column-properties style:column-width="2.91cm"/>
    </style:style>
    <style:style style:name="Row8" style:family="table-row"/>
    <style:style style:name="Cell8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break-before="auto" fo:line-height="100%" style:writing-mode="lr-tb"/>
    </style:style>
    <style:style style:name="P57" style:family="paragraph" style:parent-style-name="Standard">
      <style:paragraph-properties fo:break-before="auto" fo:line-height="100%" style:writing-mode="lr-tb"/>
    </style:style>
    <style:style style:name="P5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59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5" style:family="table-column">
      <style:table-column-properties style:column-width="17.59cm"/>
    </style:style>
    <style:style style:name="Row11" style:family="table-row"/>
    <style:style style:name="Cell11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break-before="auto" fo:line-height="100%" style:writing-mode="lr-tb"/>
    </style:style>
    <style:style style:name="P8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6" style:family="table">
      <style:table-properties table:align="left" style:width="17.59cm" fo:margin-left="0cm"/>
    </style:style>
    <style:style style:name="Column6" style:family="table-column">
      <style:table-column-properties style:column-width="17.59cm"/>
    </style:style>
    <style:style style:name="Row15" style:family="table-row"/>
    <style:style style:name="Cell1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break-before="auto" fo:line-height="100%" style:writing-mode="lr-tb"/>
    </style:style>
    <style:style style:name="P113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14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Mobile</text:span><text:span text:style-name="T3_2"><text:s/></text:span><text:span text:style-name="T3_3">App</text:span><text:span text:style-name="T3_4"><text:s/></text:span><text:span text:style-name="T3_5">Development</text:span></text:p>
      <text:p text:style-name="P4"/>
      <text:p text:style-name="P5"><text:span text:style-name="T5_1">Quiz</text:span><text:span text:style-name="T5_2"><text:s/>4:<text:s/></text:span><text:span text:style-name="T5_3">Touch</text:span><text:span text:style-name="T5_4"><text:s/></text:span><text:span text:style-name="T5_5">Event</text:span><text:span text:style-name="T5_6"><text:s/></text:span><text:span text:style-name="T5_7">Listeners</text:span><text:span text:style-name="T5_8"><text:s/></text:span><text:span text:style-name="T5_9">User</text:span><text:span text:style-name="T5_10"><text:s/></text:span><text:span text:style-name="T5_11">Interface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fourth</text:span><text:span text:style-name="T9_12"><text:s/></text:span><text:span text:style-name="T9_13">Mobile</text:span><text:span text:style-name="T9_14"><text:s/></text:span><text:span text:style-name="T9_15">App</text:span><text:span text:style-name="T9_16"><text:s/></text:span><text:span text:style-name="T9_17">Development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What</text:span><text:span text:style-name="T15_2"><text:s/></text:span><text:span text:style-name="T15_3">is</text:span><text:span text:style-name="T15_4"><text:s/></text:span><text:span text:style-name="T15_5">an</text:span><text:span text:style-name="T15_6"><text:s/></text:span><text:span text:style-name="T15_7">event</text:span><text:span text:style-name="T15_8"><text:s/></text:span><text:span text:style-name="T15_9">listener</text:span><text:span text:style-name="T15_10">?</text:span></text:p>
            <text:p text:style-name="P16"/>
            <text:list text:style-name="LS1" xml:id="list0">
              <text:list-item>
                <text:p text:style-name="P17"><text:span text:style-name="T17_1">It</text:span><text:span text:style-name="T17_2"><text:s/></text:span><text:span text:style-name="T17_3">is</text:span><text:span text:style-name="T17_4"><text:s/></text:span><text:span text:style-name="T17_5">a</text:span><text:span text:style-name="T17_6"><text:s/></text:span><text:span text:style-name="T17_7">Lua</text:span><text:span text:style-name="T17_8"><text:s/></text:span><text:span text:style-name="T17_9">function</text:span><text:span text:style-name="T17_10"><text:s/></text:span><text:span text:style-name="T17_11">that</text:span><text:span text:style-name="T17_12"><text:s/></text:span><text:span text:style-name="T17_13">gets</text:span><text:span text:style-name="T17_14"><text:s/></text:span><text:span text:style-name="T17_15">invoked</text:span><text:span text:style-name="T17_16"><text:s/></text:span><text:span text:style-name="T17_17">when</text:span><text:span text:style-name="T17_18"><text:s/></text:span><text:span text:style-name="T17_19">an</text:span><text:span text:style-name="T17_20"><text:s/></text:span><text:span text:style-name="T17_21">event</text:span><text:span text:style-name="T17_22"><text:s/></text:span><text:span text:style-name="T17_23">occurs</text:span></text:p>
              </text:list-item>
              <text:list-item>
                <text:p text:style-name="P18"><text:span text:style-name="T18_1">It</text:span><text:span text:style-name="T18_2"><text:s/></text:span><text:span text:style-name="T18_3">is</text:span><text:span text:style-name="T18_4"><text:s/></text:span><text:span text:style-name="T18_5">a</text:span><text:span text:style-name="T18_6"><text:s/></text:span><text:span text:style-name="T18_7">Lua</text:span><text:span text:style-name="T18_8"><text:s/></text:span><text:span text:style-name="T18_9">table</text:span><text:span text:style-name="T18_10"><text:s/></text:span><text:span text:style-name="T18_11">that</text:span><text:span text:style-name="T18_12"><text:s/></text:span><text:span text:style-name="T18_13">keep</text:span><text:span text:style-name="T18_14"><text:s/></text:span><text:span text:style-name="T18_15">tracks</text:span><text:span text:style-name="T18_16"><text:s/></text:span><text:span text:style-name="T18_17">of</text:span><text:span text:style-name="T18_18"><text:s/></text:span><text:span text:style-name="T18_19">all</text:span><text:span text:style-name="T18_20"><text:s/></text:span><text:span text:style-name="T18_21">events</text:span></text:p>
              </text:list-item>
              <text:list-item>
                <text:p text:style-name="P19"><text:span text:style-name="T19_1">It</text:span><text:span text:style-name="T19_2"><text:s/></text:span><text:span text:style-name="T19_3">is</text:span><text:span text:style-name="T19_4"><text:s/></text:span><text:span text:style-name="T19_5">a</text:span><text:span text:style-name="T19_6"><text:s/></text:span><text:span text:style-name="T19_7">local</text:span><text:span text:style-name="T19_8"><text:s/></text:span><text:span text:style-name="T19_9">variable</text:span><text:span text:style-name="T19_10"><text:s/></text:span><text:span text:style-name="T19_11">used</text:span><text:span text:style-name="T19_12"><text:s/></text:span><text:span text:style-name="T19_13">to</text:span><text:span text:style-name="T19_14"><text:s/></text:span><text:span text:style-name="T19_15">indicate</text:span><text:span text:style-name="T19_16"><text:s/></text:span><text:span text:style-name="T19_17">if</text:span><text:span text:style-name="T19_18"><text:s/></text:span><text:span text:style-name="T19_19">an</text:span><text:span text:style-name="T19_20"><text:s/></text:span><text:span text:style-name="T19_21">event</text:span><text:span text:style-name="T19_22"><text:s/></text:span><text:span text:style-name="T19_23">occured</text:span></text:p>
              </text:list-item>
            </text:list>
            <text:p text:style-name="P20"/>
            <text:p text:style-name="P21"><text:span text:style-name="T21_1">Type</text:span><text:span text:style-name="T21_2"><text:s/></text:span><text:span text:style-name="T21_3">in</text:span><text:span text:style-name="T21_4"><text:s/>1<text:s/></text:span><text:span text:style-name="T21_5">if</text:span><text:span text:style-name="T21_6"><text:s/></text:span><text:span text:style-name="T21_7">you</text:span><text:span text:style-name="T21_8"><text:s/></text:span><text:span text:style-name="T21_9">think</text:span><text:span text:style-name="T21_10"><text:s/></text:span><text:span text:style-name="T21_11">Option</text:span><text:span text:style-name="T21_12"><text:s/>1<text:s/></text:span><text:span text:style-name="T21_13">is</text:span><text:span text:style-name="T21_14"><text:s/></text:span><text:span text:style-name="T21_15">the</text:span><text:span text:style-name="T21_16"><text:s/></text:span><text:span text:style-name="T21_17">correct</text:span><text:span text:style-name="T21_18"><text:s/></text:span><text:span text:style-name="T21_19">answer</text:span></text:p>
            <text:p text:style-name="P22"><text:span text:style-name="T22_1">Type</text:span><text:span text:style-name="T22_2"><text:s/></text:span><text:span text:style-name="T22_3">in</text:span><text:span text:style-name="T22_4"><text:s/>2<text:s/></text:span><text:span text:style-name="T22_5">if</text:span><text:span text:style-name="T22_6"><text:s/></text:span><text:span text:style-name="T22_7">you</text:span><text:span text:style-name="T22_8"><text:s/></text:span><text:span text:style-name="T22_9">think</text:span><text:span text:style-name="T22_10"><text:s/></text:span><text:span text:style-name="T22_11">Option</text:span><text:span text:style-name="T22_12"><text:s/>2<text:s/></text:span><text:span text:style-name="T22_13">is</text:span><text:span text:style-name="T22_14"><text:s/></text:span><text:span text:style-name="T22_15">the</text:span><text:span text:style-name="T22_16"><text:s/></text:span><text:span text:style-name="T22_17">correct</text:span><text:span text:style-name="T22_18"><text:s/></text:span><text:span text:style-name="T22_19">answer</text:span></text:p>
            <text:p text:style-name="P23"><text:span text:style-name="T23_1">Type</text:span><text:span text:style-name="T23_2"><text:s/></text:span><text:span text:style-name="T23_3">in</text:span><text:span text:style-name="T23_4"><text:s/>3<text:s/></text:span><text:span text:style-name="T23_5">if</text:span><text:span text:style-name="T23_6"><text:s/></text:span><text:span text:style-name="T23_7">you</text:span><text:span text:style-name="T23_8"><text:s/></text:span><text:span text:style-name="T23_9">think</text:span><text:span text:style-name="T23_10"><text:s/></text:span><text:span text:style-name="T23_11">Option</text:span><text:span text:style-name="T23_12"><text:s/>3<text:s/></text:span><text:span text:style-name="T23_13">is</text:span><text:span text:style-name="T23_14"><text:s/></text:span><text:span text:style-name="T23_15">the</text:span><text:span text:style-name="T23_16"><text:s/></text:span><text:span text:style-name="T23_17">correct</text:span><text:span text:style-name="T23_18"><text:s/></text:span><text:span text:style-name="T23_19">answer</text:span></text:p>
            <text:p text:style-name="P24"/>
            <text:p text:style-name="P25"><text:span text:style-name="T25_1">Indicate</text:span><text:span text:style-name="T25_2"><text:s/></text:span><text:span text:style-name="T25_3">your</text:span><text:span text:style-name="T25_4"><text:s/></text:span><text:span text:style-name="T25_5">answer</text:span><text:span text:style-name="T25_6"><text:s/></text:span><text:span text:style-name="T25_7">choice</text:span><text:span text:style-name="T25_8"><text:s/></text:span><text:span text:style-name="T25_9">in</text:span><text:span text:style-name="T25_10"><text:s/></text:span><text:span text:style-name="T25_11">the</text:span><text:span text:style-name="T25_12"><text:s/></text:span><text:span text:style-name="T25_13">Answer</text:span><text:span text:style-name="T25_14"><text:s/></text:span><text:span text:style-name="T25_15">Box</text:span><text:span text:style-name="T25_16"><text:s/></text:span><text:span text:style-name="T25_17">below</text:span><text:span text:style-name="T25_18">.<text:s/></text:span></text:p>
          </table:table-cell>
        </table:table-row>
        <table:table-row table:style-name="Row4">
          <table:table-cell table:style-name="Cell4">
            <text:p text:style-name="P26"/>
            <text:p text:style-name="P27"><text:span text:style-name="T27_1">Answer</text:span></text:p>
          </table:table-cell>
        </table:table-row>
        <table:table-row table:style-name="Row5">
          <table:table-cell table:style-name="Cell5">
            <text:p text:style-name="P28"/>
            <text:p text:style-name="P29"/>
            <text:p text:style-name="P30"/>
            <text:p text:style-name="P31"/>
          </table:table-cell>
        </table:table-row>
      </table:table>
      <text:p text:style-name="P32"/>
      <text:p text:style-name="P33"/>
      <text:p text:style-name="P34"/>
      <table:table table:style-name="Table3">
        <table:table-column table:style-name="Column3"/>
        <table:table-row table:style-name="Row6">
          <table:table-cell table:style-name="Cell6">
            <text:p text:style-name="P35"><text:span text:style-name="T35_1">Question</text:span><text:span text:style-name="T35_2"><text:s/>2</text:span></text:p>
          </table:table-cell>
        </table:table-row>
        <table:table-row table:style-name="Row7">
          <table:table-cell table:style-name="Cell7">
            <text:p text:style-name="P36"><text:span text:style-name="T36_1">A</text:span><text:span text:style-name="T36_2"><text:s/></text:span><text:span text:style-name="T36_3">student</text:span><text:span text:style-name="T36_4"><text:s/></text:span><text:span text:style-name="T36_5">wants</text:span><text:span text:style-name="T36_6"><text:s/></text:span><text:span text:style-name="T36_7">to</text:span><text:span text:style-name="T36_8"><text:s/></text:span><text:span text:style-name="T36_9">position</text:span><text:span text:style-name="T36_10"><text:s/></text:span><text:span text:style-name="T36_11">a</text:span><text:span text:style-name="T36_12"><text:s/></text:span><text:span text:style-name="T36_13">display</text:span><text:span text:style-name="T36_14"><text:s/></text:span><text:span text:style-name="T36_15">object</text:span><text:span text:style-name="T36_16"><text:s text:c="2"/></text:span><text:span text:style-name="T36_17">B</text:span><text:span text:style-name="T36_18"><text:s/>20<text:s/></text:span><text:span text:style-name="T36_19">pixels</text:span><text:span text:style-name="T36_20"><text:s/></text:span><text:span text:style-name="T36_21">to</text:span><text:span text:style-name="T36_22"><text:s/></text:span><text:span text:style-name="T36_23">the</text:span><text:span text:style-name="T36_24"><text:s/></text:span><text:span text:style-name="T36_25">left</text:span><text:span text:style-name="T36_26"><text:s/></text:span><text:span text:style-name="T36_27">of</text:span><text:span text:style-name="T36_28"><text:s/></text:span><text:span text:style-name="T36_29">A</text:span><text:span text:style-name="T36_30"><text:s/></text:span><text:span text:style-name="T36_31">and</text:span><text:span text:style-name="T36_32"><text:s/>30<text:s/></text:span><text:span text:style-name="T36_33">pixels</text:span><text:span text:style-name="T36_34"><text:s/></text:span><text:span text:style-name="T36_35">above</text:span><text:span text:style-name="T36_36"><text:s/></text:span><text:span text:style-name="T36_37">A</text:span><text:span text:style-name="T36_38">.</text:span></text:p>
            <text:p text:style-name="P37"/>
            <text:p text:style-name="P38"><text:span text:style-name="T38_1">What</text:span><text:span text:style-name="T38_2"><text:s/></text:span><text:span text:style-name="T38_3">should</text:span><text:span text:style-name="T38_4"><text:s/></text:span><text:span text:style-name="T38_5">be</text:span><text:span text:style-name="T38_6"><text:s/></text:span><text:span text:style-name="T38_7">the</text:span><text:span text:style-name="T38_8"><text:s/></text:span><text:span text:style-name="T38_9">coordinates</text:span><text:span text:style-name="T38_10"><text:s/></text:span><text:span text:style-name="T38_11">of</text:span><text:span text:style-name="T38_12"><text:s/></text:span><text:span text:style-name="T38_13">B</text:span><text:span text:style-name="T38_14"><text:s/></text:span><text:span text:style-name="T38_15">that</text:span><text:span text:style-name="T38_16"><text:s/></text:span><text:span text:style-name="T38_17">the</text:span><text:span text:style-name="T38_18"><text:s/></text:span><text:span text:style-name="T38_19">student</text:span><text:span text:style-name="T38_20"><text:s/></text:span><text:span text:style-name="T38_21">should</text:span><text:span text:style-name="T38_22"><text:s/></text:span><text:span text:style-name="T38_23">use</text:span><text:span text:style-name="T38_24">?</text:span></text:p>
            <text:p text:style-name="P39"/>
            <text:p text:style-name="P40"/>
            <text:p text:style-name="P41"><text:span text:style-name="T41_1"><text:tab/><text:tab/><text:s text:c="9"/>(0,0)</text:span></text:p>
            <table:table table:style-name="Table4">
              <table:table-column table:style-name="Column4"/>
              <table:table-row table:style-name="Row8">
                <table:table-cell table:style-name="Cell8">
                  <text:p text:style-name="P42"/>
                  <text:p text:style-name="P43"><text:span text:style-name="T43_1">A</text:span><text:span text:style-name="T43_2"><text:s/>(160,<text:s/>80)</text:span></text:p>
                </table:table-cell>
              </table:table-row>
            </table:table>
            <text:p text:style-name="P44"/>
            <text:p text:style-name="P45"/>
            <text:p text:style-name="P46"/>
            <text:p text:style-name="P47"><text:span text:style-name="T47_1">Indicate</text:span><text:span text:style-name="T47_2"><text:s/></text:span><text:span text:style-name="T47_3">the</text:span><text:span text:style-name="T47_4"><text:s/></text:span><text:span text:style-name="T47_5">X</text:span><text:span text:style-name="T47_6"><text:s/></text:span><text:span text:style-name="T47_7">and</text:span><text:span text:style-name="T47_8"><text:s/></text:span><text:span text:style-name="T47_9">Y</text:span><text:span text:style-name="T47_10"><text:s/></text:span><text:span text:style-name="T47_11">values</text:span><text:span text:style-name="T47_12"><text:s/></text:span><text:span text:style-name="T47_13">in</text:span><text:span text:style-name="T47_14"><text:s/></text:span><text:span text:style-name="T47_15">the</text:span><text:span text:style-name="T47_16"><text:s/></text:span><text:span text:style-name="T47_17">answer</text:span><text:span text:style-name="T47_18"><text:s/></text:span><text:span text:style-name="T47_19">box</text:span><text:span text:style-name="T47_20"><text:s/></text:span><text:span text:style-name="T47_21">below</text:span></text:p>
            <text:p text:style-name="P48"/>
            <text:p text:style-name="P49"><text:span text:style-name="T49_1">Indicate</text:span><text:span text:style-name="T49_2"><text:s/></text:span><text:span text:style-name="T49_3">your</text:span><text:span text:style-name="T49_4"><text:s/></text:span><text:span text:style-name="T49_5">answer</text:span><text:span text:style-name="T49_6"><text:s/></text:span><text:span text:style-name="T49_7">choice</text:span><text:span text:style-name="T49_8"><text:s/></text:span><text:span text:style-name="T49_9">in</text:span><text:span text:style-name="T49_10"><text:s/></text:span><text:span text:style-name="T49_11">the</text:span><text:span text:style-name="T49_12"><text:s/></text:span><text:span text:style-name="T49_13">Answer</text:span><text:span text:style-name="T49_14"><text:s/></text:span><text:span text:style-name="T49_15">Box</text:span><text:span text:style-name="T49_16"><text:s/></text:span><text:span text:style-name="T49_17">below</text:span><text:span text:style-name="T49_18">.<text:s/></text:span></text:p>
          </table:table-cell>
        </table:table-row>
        <table:table-row table:style-name="Row9">
          <table:table-cell table:style-name="Cell9">
            <text:p text:style-name="P50"><text:span text:style-name="T50_1">Answer</text:span></text:p>
          </table:table-cell>
        </table:table-row>
        <table:table-row table:style-name="Row10">
          <table:table-cell table:style-name="Cell10">
            <text:p text:style-name="P51"/>
            <text:p text:style-name="P52"/>
            <text:p text:style-name="P53"/>
            <text:p text:style-name="P54"/>
            <text:p text:style-name="P55"/>
          </table:table-cell>
        </table:table-row>
      </table:table>
      <text:p text:style-name="P56"/>
      <text:p text:style-name="P57"/>
      <text:p text:style-name="P58"/>
      <text:p text:style-name="P59"/>
      <table:table table:style-name="Table5">
        <table:table-column table:style-name="Column5"/>
        <table:table-row table:style-name="Row11">
          <table:table-cell table:style-name="Cell11">
            <text:p text:style-name="P60"><text:span text:style-name="T60_1">Question</text:span><text:span text:style-name="T60_2"><text:s/>3</text:span></text:p>
          </table:table-cell>
        </table:table-row>
        <table:table-row table:style-name="Row12">
          <table:table-cell table:style-name="Cell12">
            <text:p text:style-name="P61"><text:span text:style-name="T61_1">A</text:span><text:span text:style-name="T61_2"><text:s/></text:span><text:span text:style-name="T61_3">student</text:span><text:span text:style-name="T61_4"><text:s/></text:span><text:span text:style-name="T61_5">has</text:span><text:span text:style-name="T61_6"><text:s/></text:span><text:span text:style-name="T61_7">the</text:span><text:span text:style-name="T61_8"><text:s/></text:span><text:span text:style-name="T61_9">following</text:span><text:span text:style-name="T61_10"><text:s/></text:span><text:span text:style-name="T61_11">button</text:span><text:span text:style-name="T61_12"><text:s/></text:span><text:span text:style-name="T61_13">defined</text:span><text:span text:style-name="T61_14"><text:s/></text:span><text:span text:style-name="T61_15">in</text:span><text:span text:style-name="T61_16"><text:s/></text:span><text:span text:style-name="T61_17">main</text:span><text:span text:style-name="T61_18">.</text:span><text:span text:style-name="T61_19">lua</text:span></text:p>
            <text:p text:style-name="P62"/>
            <text:p text:style-name="P63"><text:span text:style-name="T63_1">tapMeButton</text:span><text:span text:style-name="T63_2"><text:s/>=<text:s/></text:span><text:span text:style-name="T63_3">widget</text:span><text:span text:style-name="T63_4">.</text:span><text:span text:style-name="T63_5">newButton</text:span></text:p>
            <text:p text:style-name="P64"><text:span text:style-name="T64_1">{</text:span></text:p>
            <text:p text:style-name="P65"><text:span text:style-name="T65_1"><text:tab/></text:span><text:span text:style-name="T65_2">id</text:span><text:span text:style-name="T65_3"><text:s/>=<text:s/>"</text:span><text:span text:style-name="T65_4">tapMe</text:span><text:span text:style-name="T65_5">",</text:span></text:p>
            <text:p text:style-name="P66"><text:span text:style-name="T66_1"><text:tab/></text:span><text:span text:style-name="T66_2">label</text:span><text:span text:style-name="T66_3"><text:s/>=<text:s/>"</text:span><text:span text:style-name="T66_4">Tap</text:span><text:span text:style-name="T66_5"><text:s/></text:span><text:span text:style-name="T66_6">Me</text:span><text:span text:style-name="T66_7">",</text:span></text:p>
            <text:p text:style-name="P67"><text:span text:style-name="T67_1"><text:tab/></text:span><text:span text:style-name="T67_2">fontSize</text:span><text:span text:style-name="T67_3"><text:s/>=<text:s/>48,</text:span></text:p>
            <text:p text:style-name="P68"><text:span text:style-name="T68_1"><text:tab/></text:span><text:span text:style-name="T68_2">font</text:span><text:span text:style-name="T68_3"><text:s/>=<text:s/>"</text:span><text:span text:style-name="T68_4">Arial</text:span><text:span text:style-name="T68_5">",</text:span></text:p>
            <text:p text:style-name="P69"><text:span text:style-name="T69_1"><text:tab/></text:span><text:span text:style-name="T69_2">x</text:span><text:span text:style-name="T69_3"><text:s/>=<text:s/>160,</text:span></text:p>
            <text:p text:style-name="P70"><text:span text:style-name="T70_1"><text:tab/></text:span><text:span text:style-name="T70_2">y</text:span><text:span text:style-name="T70_3"><text:s/>=<text:s/>240,</text:span></text:p>
            <text:p text:style-name="P71"><text:span text:style-name="T71_1"><text:tab/></text:span><text:span text:style-name="T71_2">labelColor</text:span><text:span text:style-name="T71_3"><text:s/>=<text:s/>{<text:s/></text:span><text:span text:style-name="T71_4">default</text:span><text:span text:style-name="T71_5">={<text:s/>0,<text:s/>1,<text:s/>0<text:s/>},<text:s/></text:span><text:span text:style-name="T71_6">over</text:span><text:span text:style-name="T71_7">={0,<text:s/>1,<text:s/>0}<text:s/>}</text:span></text:p>
            <text:p text:style-name="P72"><text:span text:style-name="T72_1">}</text:span></text:p>
            <text:p text:style-name="P73"/>
            <text:p text:style-name="P74"/>
            <text:p text:style-name="P75"><text:span text:style-name="T75_1">Write</text:span><text:span text:style-name="T75_2"><text:s/></text:span><text:span text:style-name="T75_3">the</text:span><text:span text:style-name="T75_4"><text:s/></text:span><text:span text:style-name="T75_5">code</text:span><text:span text:style-name="T75_6"><text:s/></text:span><text:span text:style-name="T75_7">in</text:span><text:span text:style-name="T75_8"><text:s/></text:span><text:span text:style-name="T75_9">the</text:span><text:span text:style-name="T75_10"><text:s/></text:span><text:span text:style-name="T75_11">answer</text:span><text:span text:style-name="T75_12"><text:s/></text:span><text:span text:style-name="T75_13">box</text:span><text:span text:style-name="T75_14"><text:s/></text:span><text:span text:style-name="T75_15">below</text:span><text:span text:style-name="T75_16"><text:s/></text:span><text:span text:style-name="T75_17">to</text:span><text:span text:style-name="T75_18"><text:s/></text:span><text:span text:style-name="T75_19">listen</text:span><text:span text:style-name="T75_20"><text:s/></text:span><text:span text:style-name="T75_21">to</text:span><text:span text:style-name="T75_22"><text:s/></text:span><text:span text:style-name="T75_23">the</text:span><text:span text:style-name="T75_24"><text:s/>“</text:span><text:span text:style-name="T75_25">tap</text:span><text:span text:style-name="T75_26">”<text:s/></text:span><text:span text:style-name="T75_27">event</text:span><text:span text:style-name="T75_28">.<text:s/></text:span><text:span text:style-name="T75_29">The</text:span><text:span text:style-name="T75_30"><text:s/></text:span><text:span text:style-name="T75_31">event</text:span><text:span text:style-name="T75_32"><text:s/></text:span><text:span text:style-name="T75_33">listener</text:span><text:span text:style-name="T75_34"><text:s/></text:span><text:span text:style-name="T75_35">should</text:span><text:span text:style-name="T75_36"><text:s/></text:span><text:span text:style-name="T75_37">be</text:span><text:span text:style-name="T75_38"><text:s/></text:span><text:span text:style-name="T75_39">called</text:span><text:span text:style-name="T75_40"><text:s/></text:span><text:span text:style-name="T75_41">tapMeListener</text:span><text:span text:style-name="T75_42"><text:s/></text:span><text:span text:style-name="T75_43">and</text:span><text:span text:style-name="T75_44"><text:s/></text:span><text:span text:style-name="T75_45">should</text:span><text:span text:style-name="T75_46"><text:s/></text:span><text:span text:style-name="T75_47">set</text:span><text:span text:style-name="T75_48"><text:s/></text:span><text:span text:style-name="T75_49">the</text:span><text:span text:style-name="T75_50"><text:s/></text:span><text:span text:style-name="T75_51">Label</text:span><text:span text:style-name="T75_52"><text:s/></text:span><text:span text:style-name="T75_53">of</text:span><text:span text:style-name="T75_54"><text:s/></text:span><text:span text:style-name="T75_55">the</text:span><text:span text:style-name="T75_56"><text:s text:c="2"/></text:span><text:span text:style-name="T75_57">button</text:span><text:span text:style-name="T75_58"><text:s/></text:span><text:span text:style-name="T75_59">to</text:span><text:span text:style-name="T75_60"><text:s/>“</text:span><text:span text:style-name="T75_61">Tapped</text:span><text:span text:style-name="T75_62">”</text:span></text:p>
            <text:p text:style-name="P76"/>
            <text:p text:style-name="P77"><text:span text:style-name="T77_1">Indicate</text:span><text:span text:style-name="T77_2"><text:s/></text:span><text:span text:style-name="T77_3">your</text:span><text:span text:style-name="T77_4"><text:s/></text:span><text:span text:style-name="T77_5">answer</text:span><text:span text:style-name="T77_6"><text:s/></text:span><text:span text:style-name="T77_7">choice</text:span><text:span text:style-name="T77_8"><text:s/></text:span><text:span text:style-name="T77_9">in</text:span><text:span text:style-name="T77_10"><text:s/></text:span><text:span text:style-name="T77_11">the</text:span><text:span text:style-name="T77_12"><text:s/></text:span><text:span text:style-name="T77_13">Answer</text:span><text:span text:style-name="T77_14"><text:s/></text:span><text:span text:style-name="T77_15">Box</text:span><text:span text:style-name="T77_16"><text:s/></text:span><text:span text:style-name="T77_17">below</text:span></text:p>
          </table:table-cell>
        </table:table-row>
        <table:table-row table:style-name="Row13">
          <table:table-cell table:style-name="Cell13">
            <text:p text:style-name="P78"><text:span text:style-name="T78_1">Answer</text:span></text:p>
          </table:table-cell>
        </table:table-row>
        <table:table-row table:style-name="Row14">
          <table:table-cell table:style-name="Cell14">
            <text:p text:style-name="P79"/>
            <text:p text:style-name="P80"/>
            <text:p text:style-name="P81"/>
            <text:p text:style-name="P82"/>
            <text:p text:style-name="P83"/>
          </table:table-cell>
        </table:table-row>
      </table:table>
      <text:p text:style-name="P84"/>
      <text:p text:style-name="P85"/>
      <table:table table:style-name="Table6">
        <table:table-column table:style-name="Column6"/>
        <table:table-row table:style-name="Row15">
          <table:table-cell table:style-name="Cell15">
            <text:p text:style-name="P86"><text:span text:style-name="T86_1">Question</text:span><text:span text:style-name="T86_2"><text:s/>4</text:span></text:p>
          </table:table-cell>
        </table:table-row>
        <table:table-row table:style-name="Row16">
          <table:table-cell table:style-name="Cell16">
            <text:p text:style-name="P87"><text:span text:style-name="T87_1">A</text:span><text:span text:style-name="T87_2"><text:s/></text:span><text:span text:style-name="T87_3">student</text:span><text:span text:style-name="T87_4"><text:s/></text:span><text:span text:style-name="T87_5">has</text:span><text:span text:style-name="T87_6"><text:s/></text:span><text:span text:style-name="T87_7">the</text:span><text:span text:style-name="T87_8"><text:s/></text:span><text:span text:style-name="T87_9">following</text:span><text:span text:style-name="T87_10"><text:s/></text:span><text:span text:style-name="T87_11">button</text:span><text:span text:style-name="T87_12"><text:s/></text:span><text:span text:style-name="T87_13">defined</text:span><text:span text:style-name="T87_14"><text:s/></text:span><text:span text:style-name="T87_15">in</text:span><text:span text:style-name="T87_16"><text:s/></text:span><text:span text:style-name="T87_17">main</text:span><text:span text:style-name="T87_18">.</text:span><text:span text:style-name="T87_19">lua</text:span></text:p>
            <text:p text:style-name="P88"/>
            <text:p text:style-name="P89"><text:span text:style-name="T89_1">tapMeButton</text:span><text:span text:style-name="T89_2"><text:s/>=<text:s/></text:span><text:span text:style-name="T89_3">widget</text:span><text:span text:style-name="T89_4">.</text:span><text:span text:style-name="T89_5">newButton</text:span></text:p>
            <text:p text:style-name="P90"><text:span text:style-name="T90_1">{</text:span></text:p>
            <text:p text:style-name="P91"><text:span text:style-name="T91_1"><text:tab/></text:span><text:span text:style-name="T91_2">id</text:span><text:span text:style-name="T91_3"><text:s/>=<text:s/>"</text:span><text:span text:style-name="T91_4">tapMe</text:span><text:span text:style-name="T91_5">",</text:span></text:p>
            <text:p text:style-name="P92"><text:span text:style-name="T92_1"><text:tab/></text:span><text:span text:style-name="T92_2">label</text:span><text:span text:style-name="T92_3"><text:s/>=<text:s/>"</text:span><text:span text:style-name="T92_4">Tap</text:span><text:span text:style-name="T92_5"><text:s/></text:span><text:span text:style-name="T92_6">Me</text:span><text:span text:style-name="T92_7">",</text:span></text:p>
            <text:p text:style-name="P93"><text:span text:style-name="T93_1"><text:tab/></text:span><text:span text:style-name="T93_2">fontSize</text:span><text:span text:style-name="T93_3"><text:s/>=<text:s/>48,</text:span></text:p>
            <text:p text:style-name="P94"><text:span text:style-name="T94_1"><text:tab/></text:span><text:span text:style-name="T94_2">font</text:span><text:span text:style-name="T94_3"><text:s/>=<text:s/>"</text:span><text:span text:style-name="T94_4">Arial</text:span><text:span text:style-name="T94_5">",</text:span></text:p>
            <text:p text:style-name="P95"><text:span text:style-name="T95_1"><text:tab/></text:span><text:span text:style-name="T95_2">x</text:span><text:span text:style-name="T95_3"><text:s/>=<text:s/>160,</text:span></text:p>
            <text:p text:style-name="P96"><text:span text:style-name="T96_1"><text:tab/></text:span><text:span text:style-name="T96_2">y</text:span><text:span text:style-name="T96_3"><text:s/>=<text:s/>240,</text:span></text:p>
            <text:p text:style-name="P97"><text:span text:style-name="T97_1"><text:tab/></text:span><text:span text:style-name="T97_2">labelColor</text:span><text:span text:style-name="T97_3"><text:s/>=<text:s/>{<text:s/></text:span><text:span text:style-name="T97_4">default</text:span><text:span text:style-name="T97_5">={<text:s/>0,<text:s/>1,<text:s/>0<text:s/>},<text:s/></text:span><text:span text:style-name="T97_6">over</text:span><text:span text:style-name="T97_7">={0,<text:s/>1,<text:s/>0}<text:s/>}</text:span></text:p>
            <text:p text:style-name="P98"><text:span text:style-name="T98_1">}</text:span></text:p>
            <text:p text:style-name="P99"/>
            <text:p text:style-name="P100"/>
            <text:p text:style-name="P101"><text:span text:style-name="T101_1">Write</text:span><text:span text:style-name="T101_2"><text:s/></text:span><text:span text:style-name="T101_3">the</text:span><text:span text:style-name="T101_4"><text:s/></text:span><text:span text:style-name="T101_5">code</text:span><text:span text:style-name="T101_6"><text:s/></text:span><text:span text:style-name="T101_7">in</text:span><text:span text:style-name="T101_8"><text:s/></text:span><text:span text:style-name="T101_9">the</text:span><text:span text:style-name="T101_10"><text:s/></text:span><text:span text:style-name="T101_11">answer</text:span><text:span text:style-name="T101_12"><text:s/></text:span><text:span text:style-name="T101_13">box</text:span><text:span text:style-name="T101_14"><text:s/></text:span><text:span text:style-name="T101_15">below</text:span><text:span text:style-name="T101_16"><text:s/></text:span><text:span text:style-name="T101_17">to</text:span><text:span text:style-name="T101_18"><text:s/></text:span><text:span text:style-name="T101_19">listen</text:span><text:span text:style-name="T101_20"><text:s/></text:span><text:span text:style-name="T101_21">to</text:span><text:span text:style-name="T101_22"><text:s/></text:span><text:span text:style-name="T101_23">the</text:span><text:span text:style-name="T101_24"><text:s/>“</text:span><text:span text:style-name="T101_25">tap</text:span><text:span text:style-name="T101_26">”<text:s/></text:span><text:span text:style-name="T101_27">event</text:span><text:span text:style-name="T101_28">.<text:s/></text:span></text:p>
            <text:p text:style-name="P102"/>
            <text:p text:style-name="P103"><text:span text:style-name="T103_1">The</text:span><text:span text:style-name="T103_2"><text:s/></text:span><text:span text:style-name="T103_3">event</text:span><text:span text:style-name="T103_4"><text:s/></text:span><text:span text:style-name="T103_5">listener</text:span><text:span text:style-name="T103_6"><text:s/></text:span><text:span text:style-name="T103_7">should</text:span><text:span text:style-name="T103_8"><text:s/></text:span><text:span text:style-name="T103_9">be</text:span><text:span text:style-name="T103_10"><text:s/></text:span><text:span text:style-name="T103_11">called</text:span><text:span text:style-name="T103_12"><text:s/></text:span><text:span text:style-name="T103_13">tapMeListener</text:span><text:span text:style-name="T103_14"><text:s/></text:span><text:span text:style-name="T103_15">and</text:span><text:span text:style-name="T103_16"><text:s/></text:span><text:span text:style-name="T103_17">should</text:span><text:span text:style-name="T103_18"><text:s/></text:span><text:span text:style-name="T103_19">remove</text:span><text:span text:style-name="T103_20"><text:s/></text:span><text:span text:style-name="T103_21">the</text:span><text:span text:style-name="T103_22"><text:s/></text:span><text:span text:style-name="T103_23">tapMeButton</text:span><text:span text:style-name="T103_24"><text:s/></text:span><text:span text:style-name="T103_25">using</text:span><text:span text:style-name="T103_26"><text:s/></text:span><text:span text:style-name="T103_27">tapMeButton</text:span><text:span text:style-name="T103_28">::</text:span><text:span text:style-name="T103_29">removeSelf</text:span><text:span text:style-name="T103_30">()</text:span></text:p>
            <text:p text:style-name="P104"/>
            <text:p text:style-name="P105"><text:span text:style-name="T105_1">Indicate</text:span><text:span text:style-name="T105_2"><text:s/></text:span><text:span text:style-name="T105_3">your</text:span><text:span text:style-name="T105_4"><text:s/></text:span><text:span text:style-name="T105_5">answer</text:span><text:span text:style-name="T105_6"><text:s/></text:span><text:span text:style-name="T105_7">choice</text:span><text:span text:style-name="T105_8"><text:s/></text:span><text:span text:style-name="T105_9">in</text:span><text:span text:style-name="T105_10"><text:s/></text:span><text:span text:style-name="T105_11">the</text:span><text:span text:style-name="T105_12"><text:s/></text:span><text:span text:style-name="T105_13">Answer</text:span><text:span text:style-name="T105_14"><text:s/></text:span><text:span text:style-name="T105_15">Box</text:span><text:span text:style-name="T105_16"><text:s/></text:span><text:span text:style-name="T105_17">below</text:span></text:p>
          </table:table-cell>
        </table:table-row>
        <table:table-row table:style-name="Row17">
          <table:table-cell table:style-name="Cell17">
            <text:p text:style-name="P106"><text:span text:style-name="T106_1">Answer</text:span></text:p>
          </table:table-cell>
        </table:table-row>
        <table:table-row table:style-name="Row18">
          <table:table-cell table:style-name="Cell18">
            <text:p text:style-name="P107"/>
            <text:p text:style-name="P108"/>
            <text:p text:style-name="P109"/>
            <text:p text:style-name="P110"/>
            <text:p text:style-name="P111"/>
          </table:table-cell>
        </table:table-row>
      </table:table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